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weight="bold" officeooo:rsid="001c3341" officeooo:paragraph-rsid="001c3341" style:font-weight-asian="bold" style:font-weight-complex="bold"/>
    </style:style>
    <style:style style:name="P2" style:family="paragraph" style:parent-style-name="Standard">
      <style:paragraph-properties fo:break-before="page"/>
      <style:text-properties style:font-name="Consolas" fo:font-weight="bold" officeooo:rsid="001c3341" officeooo:paragraph-rsid="001c3341" style:font-weight-asian="bold" style:font-weight-complex="bold"/>
    </style:style>
    <style:style style:name="P3" style:family="paragraph" style:parent-style-name="Standard">
      <style:text-properties style:font-name="Consolas" fo:font-weight="bold" officeooo:rsid="001e0972" officeooo:paragraph-rsid="001e0972" style:font-weight-asian="bold" style:font-weight-complex="bold"/>
    </style:style>
    <style:style style:name="P4" style:family="paragraph" style:parent-style-name="Standard">
      <style:text-properties style:font-name="Consolas" fo:font-weight="bold" officeooo:rsid="001fe1df" officeooo:paragraph-rsid="001fe1df" style:font-weight-asian="bold" style:font-weight-complex="bold"/>
    </style:style>
    <style:style style:name="P5" style:family="paragraph" style:parent-style-name="Standard">
      <style:text-properties style:font-name="Consolas"/>
    </style:style>
    <style:style style:name="P6" style:family="paragraph" style:parent-style-name="Standard">
      <style:paragraph-properties fo:break-before="page"/>
      <style:text-properties style:font-name="Consolas"/>
    </style:style>
    <style:style style:name="P7" style:family="paragraph" style:parent-style-name="Standard">
      <style:text-properties style:font-name="Consolas" fo:font-weight="normal" officeooo:rsid="001e0972" officeooo:paragraph-rsid="001e0972" style:font-weight-asian="normal" style:font-weight-complex="normal"/>
    </style:style>
    <style:style style:name="P8" style:family="paragraph" style:parent-style-name="Standard">
      <style:text-properties style:font-name="Consolas" fo:font-weight="normal" officeooo:rsid="001fe1df" officeooo:paragraph-rsid="001fe1df" style:font-weight-asian="normal" style:font-weight-complex="normal"/>
    </style:style>
    <style:style style:name="P9" style:family="paragraph" style:parent-style-name="Standard">
      <style:text-properties style:font-name="Consolas" fo:font-weight="normal" officeooo:rsid="001fe1df" officeooo:paragraph-rsid="002016db" style:font-weight-asian="normal" style:font-weight-complex="normal"/>
    </style:style>
    <style:style style:name="P10" style:family="paragraph" style:parent-style-name="Standard">
      <style:text-properties style:font-name="Consolas" fo:font-weight="normal" officeooo:rsid="002016db" officeooo:paragraph-rsid="002016db" style:font-weight-asian="normal" style:font-weight-complex="normal"/>
    </style:style>
    <style:style style:name="P11" style:family="paragraph" style:parent-style-name="Standard">
      <style:text-properties style:font-name="Consolas"/>
    </style:style>
    <style:style style:name="P12" style:family="paragraph" style:parent-style-name="Standard">
      <style:paragraph-properties fo:break-before="page"/>
      <style:text-properties style:font-name="Consolas" officeooo:rsid="00209574" officeooo:paragraph-rsid="00209574"/>
    </style:style>
    <style:style style:name="P13" style:family="paragraph" style:parent-style-name="Standard">
      <style:text-properties style:font-name="Consolas" officeooo:rsid="00209574" officeooo:paragraph-rsid="00209574"/>
    </style:style>
    <style:style style:name="P14" style:family="paragraph" style:parent-style-name="Standard">
      <style:text-properties style:font-name="Consolas" officeooo:rsid="002112d9" officeooo:paragraph-rsid="002112d9"/>
    </style:style>
    <style:style style:name="P15" style:family="paragraph" style:parent-style-name="Standard">
      <style:text-properties style:font-name="Consolas" officeooo:paragraph-rsid="002112d9"/>
    </style:style>
    <style:style style:name="P16" style:family="paragraph" style:parent-style-name="Standard">
      <style:text-properties style:font-name="Consolas" officeooo:rsid="0022d1c0" officeooo:paragraph-rsid="0022d1c0"/>
    </style:style>
    <style:style style:name="P17" style:family="paragraph" style:parent-style-name="Standard">
      <style:text-properties style:font-name="Consolas" officeooo:rsid="00238a41" officeooo:paragraph-rsid="00238a41"/>
    </style:style>
    <style:style style:name="P18" style:family="paragraph" style:parent-style-name="Standard">
      <style:text-properties style:font-name="Consolas" officeooo:rsid="0024120e" officeooo:paragraph-rsid="002412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16db"/>
    </style:style>
    <style:style style:name="T3" style:family="text">
      <style:text-properties officeooo:rsid="002112d9"/>
    </style:style>
    <style:style style:name="T4" style:family="text">
      <style:text-properties officeooo:rsid="0022d1c0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inTree t = NewTree(… … ...)</text:p>
      <text:p text:style-name="P1">function <text:span text:style-name="T1">NewTree (akar: ElType, l: BinTree, r: BinTree) → BinTree</text:span></text:p>
      <text:p text:style-name="P3">ALGORITMA</text:p>
      <text:p text:style-name="P7">t = BinTree</text:p>
      <text:p text:style-name="P7"/>
      <text:p text:style-name="P7">t.info = akar;</text:p>
      <text:p text:style-name="P7">t.left = l;</text:p>
      <text:p text:style-name="P7">t.right = r;</text:p>
      <text:p text:style-name="P7"/>
      <text:p text:style-name="P7">→ t</text:p>
      <text:p text:style-name="P7"/>
      <text:p text:style-name="P7">//BinTree t;</text:p>
      <text:p text:style-name="P7">CreateTree(… … … *t)</text:p>
      <text:p text:style-name="P7">//void (*t, … … … )</text:p>
      <text:p text:style-name="P7">procedure CreateTree (input akar: ElType, input l: BinTree, input r: BinTree, output p: BinTree)</text:p>
      <text:p text:style-name="P7"/>
      <text:p text:style-name="P7">p.info = akar</text:p>
      <text:p text:style-name="P7">p.left = l;</text:p>
      <text:p text:style-name="P7">p.right = r;</text:p>
      <text:p text:style-name="P7"/>
      <text:p text:style-name="P7">function newTreeNode (x: ElType) → Address</text:p>
      <text:p text:style-name="P3">KAMUS</text:p>
      <text:p text:style-name="P7">new : Address</text:p>
      <text:p text:style-name="P3">ALGORITMA</text:p>
      <text:p text:style-name="P7">new.info ← x</text:p>
      <text:p text:style-name="P7">new.left ← NIL</text:p>
      <text:p text:style-name="P7">new.right ← NIL</text:p>
      <text:p text:style-name="P7"/>
      <text:p text:style-name="P7">→ new</text:p>
      <text:p text:style-name="P7"/>
      <text:p text:style-name="P7">procedure deallocTreeNode (input/output p, x: Address)</text:p>
      <text:p text:style-name="P7">free(p)</text:p>
      <text:p text:style-name="P7"/>
      <text:p text:style-name="P8">function isUnerLeft (p: BinTree) → boolean</text:p>
      <text:p text:style-name="P4">Cek satu node</text:p>
      <text:p text:style-name="P8">→ (p.left &lt;&gt; NIL AND p.right = NIL)</text:p>
      <text:p text:style-name="P4">Cek satu pohon</text:p>
      <text:p text:style-name="P8">if(p.right = NIL AND p.left &lt;&gt; NIL) </text:p>
      <text:p text:style-name="P8"><text:tab/>isUnerLeft(p.left)</text:p>
      <text:p text:style-name="P8">else if(p.right &lt;&gt; NIL)</text:p>
      <text:p text:style-name="P8"><text:tab/>return false</text:p>
      <text:p text:style-name="P8">else </text:p>
      <text:p text:style-name="P8"><text:tab/>return true</text:p>
      <text:p text:style-name="P8"/>
      <text:p text:style-name="P8">function isBiner (p: BinTree) → boolean</text:p>
      <text:p text:style-name="P8">if isEmpty(p) then</text:p>
      <text:p text:style-name="P8"><text:tab/>return true</text:p>
      <text:p text:style-name="P8">else then</text:p>
      <text:p text:style-name="P8"><text:tab/>return (p.left &lt;&gt; NIL and p.right &lt;&gt; NIL) </text:p>
      <text:p text:style-name="P8"/>
      <text:p text:style-name="P9"><text:soft-page-break/>if (e ≠ NIL) then </text:p>
      <text:p text:style-name="P9"><text:tab/>e↑.next ← makeListPreOrder(p↑.left) </text:p>
      <text:p text:style-name="P9"><text:tab/>→ concat(e, <text:span text:style-name="T2">e2 </text:span>makeListPreOrder(p↑.right)) {Concat is given} </text:p>
      <text:p text:style-name="P9">else { e gagal dialokasi } → NIL</text:p>
      <text:p text:style-name="P9"/>
      <text:p text:style-name="P10">p.next = p </text:p>
      <text:p text:style-name="P10">p = p.next</text:p>
      <text:p text:style-name="P2">DELETE BST</text:p>
      <text:p text:style-name="P5">procedure deleteNode(input/output p: pointer to BinTree, input x: ElType)</text:p>
      <text:p text:style-name="P5">ALGORITMA</text:p>
      <text:p text:style-name="P5">if *p = NIL then</text:p>
      <text:p text:style-name="P5"><text:s text:c="4"/>return</text:p>
      <text:p text:style-name="P5">if x &lt; (*p).info then</text:p>
      <text:p text:style-name="P5"><text:s text:c="4"/>deleteNode(&amp;( (*p).left ), x)</text:p>
      <text:p text:style-name="P5">else if x &gt; (*p).info then</text:p>
      <text:p text:style-name="P5"><text:s text:c="4"/>deleteNode(&amp;( (*p).right ), x)</text:p>
      <text:p text:style-name="P5">else</text:p>
      <text:p text:style-name="P5"><text:s text:c="4"/>{ Node found: *p ≠ NIL and (*p).info = x }</text:p>
      <text:p text:style-name="P5"><text:s text:c="4"/>temp ← *p</text:p>
      <text:p text:style-name="P5"><text:s text:c="4"/>if (*p).left = NIL and (*p).right = NIL then</text:p>
      <text:p text:style-name="P5"><text:s text:c="8"/>free(*p)</text:p>
      <text:p text:style-name="P5"><text:s text:c="8"/>*p ← NIL</text:p>
      <text:p text:style-name="P5"><text:s text:c="4"/>else if (*p).left = NIL then</text:p>
      <text:p text:style-name="P5"><text:s text:c="8"/>*p ← (*p).right</text:p>
      <text:p text:style-name="P5"><text:s text:c="8"/>free(temp)</text:p>
      <text:p text:style-name="P5"><text:s text:c="4"/>else if (*p).right = NIL then</text:p>
      <text:p text:style-name="P5"><text:s text:c="8"/>*p ← (*p).left</text:p>
      <text:p text:style-name="P5"><text:s text:c="8"/>free(temp)</text:p>
      <text:p text:style-name="P5"><text:s text:c="4"/>else</text:p>
      <text:p text:style-name="P5"><text:s text:c="8"/>successor ← f<text:span text:style-name="T3">ind</text:span>Min((*p).right)</text:p>
      <text:p text:style-name="P5"><text:s text:c="8"/>(*p).info ← successor.info</text:p>
      <text:p text:style-name="P5"><text:s text:c="8"/>deleteNode(&amp;( (*p).right ), successor.info)</text:p>
      <text:p text:style-name="P5"><text:tab/><text:tab/></text:p>
      <text:p text:style-name="P5"><text:tab/><text:span text:style-name="T3">successor ← findMax(p^.left)</text:span></text:p>
      <text:p text:style-name="P5"><text:tab/><text:span text:style-name="T3">p^.info ← successor.info</text:span></text:p>
      <text:p text:style-name="P15"><text:tab/>deleteNode(&amp;<text:span text:style-name="T3">p^.left</text:span> ), successor.info)</text:p>
      <text:p text:style-name="P5"/>
      <text:p text:style-name="P17">procedure initGraph(input/outpu g: Graph, nVertices: integer)</text:p>
      <text:p text:style-name="P17">g^.nVertices ← nVertices</text:p>
      <text:p text:style-name="P17"/>
      <text:p text:style-name="P17"><text:s/>I traversal [0..nVertices-1]</text:p>
      <text:p text:style-name="P17"><text:tab/>J traversal [0..nVertices-1]</text:p>
      <text:p text:style-name="P17"><text:tab/><text:tab/>g^.adjMatrix[I][J] <text:s/>= 0</text:p>
      <text:p text:style-name="P17"/>
      <text:p text:style-name="P17">function IsValidVertex (G : Graph, v: intger) → boolean</text:p>
      <text:p text:style-name="P17"><text:tab/>→ (v&gt;=0) AND .. </text:p>
      <text:p text:style-name="P17"/>
      <text:p text:style-name="P17">addEdge(… … … )</text:p>
      <text:p text:style-name="P17"><text:tab/>g^.adjMatrix[src][dest] = 1</text:p>
      <text:p text:style-name="P17"><text:tab/>g^.adjMatrix[dest][src] = 1</text:p>
      <text:p text:style-name="P17"/>
      <text:p text:style-name="P17"><text:tab/><text:span text:style-name="T5">berarah</text:span></text:p>
      <text:p text:style-name="P17"><text:span text:style-name="T5"><text:tab/></text:span><text:span text:style-name="T1">g^.adjMatrix[src][dest] = 1</text:span></text:p>
      <text:p text:style-name="P17"><text:span text:style-name="T1"/></text:p>
      <text:p text:style-name="P17"><text:span text:style-name="T1">removeEdge(… … … )</text:span></text:p>
      <text:p text:style-name="P17"><text:span text:style-name="T1"/></text:p>
      <text:p text:style-name="P17"><text:tab/>g^.adjMatrix[src][dest] = 0</text:p>
      <text:p text:style-name="P17"><text:tab/>g^.adjMatrix[dest][src] = 0</text:p>
      <text:p text:style-name="P17"><text:soft-page-break/></text:p>
      <text:p text:style-name="P17"><text:tab/><text:span text:style-name="T5">berarah</text:span></text:p>
      <text:p text:style-name="P17"><text:span text:style-name="T5"><text:tab/></text:span><text:span text:style-name="T1">g^.adjMatrix[src][dest] = 0</text:span></text:p>
      <text:p text:style-name="P17"><text:span text:style-name="T1"/></text:p>
      <text:p text:style-name="P17"><text:span text:style-name="T1"/></text:p>
      <text:p text:style-name="P18"><text:span text:style-name="T1">procedure (… .. ..)</text:span></text:p>
      <text:p text:style-name="P18"><text:span text:style-name="T1">p^.</text:span></text:p>
      <text:p text:style-name="P18"><text:span text:style-name="T1">g : TreeNode</text:span></text:p>
      <text:p text:style-name="P18"><text:span text:style-name="T1">g.left</text:span></text:p>
      <text:p text:style-name="P18"><text:span text:style-name="T1">g.right</text:span></text:p>
      <text:p text:style-name="P6"/>
      <text:p text:style-name="P1">DELETE BT</text:p>
      <text:p text:style-name="P5">procedure deleteNode(input/output P: pointer to BinTree, input X: ElType)</text:p>
      <text:p text:style-name="P5">KAMUS</text:p>
      <text:p text:style-name="P5"><text:s text:c="4"/>temp: BinTree</text:p>
      <text:p text:style-name="P5">ALGORITMA</text:p>
      <text:p text:style-name="P5">if *P = NIL then</text:p>
      <text:p text:style-name="P5"><text:s text:c="4"/>return</text:p>
      <text:p text:style-name="P5"/>
      <text:p text:style-name="P5">if ROOT(*P) = X then</text:p>
      <text:p text:style-name="P5"><text:s text:c="4"/>if LEFT(*P) = NIL and RIGHT(*P) = NIL then</text:p>
      <text:p text:style-name="P5"><text:s text:c="8"/>dealloc(*P)</text:p>
      <text:p text:style-name="P5"><text:s text:c="8"/>*P ← NIL</text:p>
      <text:p text:style-name="P5"><text:s text:c="4"/>else if LEFT(*P) = NIL then</text:p>
      <text:p text:style-name="P5"><text:s text:c="8"/>temp ← *P</text:p>
      <text:p text:style-name="P5"><text:s text:c="8"/>*P ← RIGHT(*P)</text:p>
      <text:p text:style-name="P5"><text:s text:c="8"/>dealloc(temp)</text:p>
      <text:p text:style-name="P5"><text:s text:c="4"/>else if RIGHT(*P) = NIL then</text:p>
      <text:p text:style-name="P5"><text:s text:c="8"/>temp ← *P</text:p>
      <text:p text:style-name="P5"><text:s text:c="8"/>*P ← LEFT(*P)</text:p>
      <text:p text:style-name="P5"><text:s text:c="8"/>dealloc(temp)</text:p>
      <text:p text:style-name="P5"><text:s text:c="4"/>else</text:p>
      <text:p text:style-name="P5"><text:s text:c="8"/>succ ← findMin(RIGHT(*P)) // atau findMax(LEFT(*P))</text:p>
      <text:p text:style-name="P5"><text:s text:c="8"/>ROOT(*P) ← ROOT(succ)</text:p>
      <text:p text:style-name="P5"><text:s text:c="8"/>deleteNode(&amp;(RIGHT(*P)), ROOT(succ))</text:p>
      <text:p text:style-name="P5">else</text:p>
      <text:p text:style-name="P5"><text:s text:c="4"/>deleteNode(&amp;(LEFT(*P)), X)</text:p>
      <text:p text:style-name="P5"><text:s text:c="4"/>deleteNode(&amp;(RIGHT(*P)), X)</text:p>
      <text:p text:style-name="P5"/>
      <text:p text:style-name="P12">function isBalanced(p: BinTree) → boolean</text:p>
      <text:p text:style-name="P13">ALGORITMA</text:p>
      <text:p text:style-name="P13">if p = NIL then</text:p>
      <text:p text:style-name="P13"><text:s text:c="4"/>return true</text:p>
      <text:p text:style-name="P13"/>
      <text:p text:style-name="P13">hL ← depth(LEFT(p))</text:p>
      <text:p text:style-name="P13">hR ← depth(RIGHT(p))</text:p>
      <text:p text:style-name="P13"/>
      <text:p text:style-name="P13">if abs(hL - hR) &gt; 1 then</text:p>
      <text:p text:style-name="P13"><text:s text:c="4"/>return false</text:p>
      <text:p text:style-name="P13"/>
      <text:p text:style-name="P13">if abs(nbElmnt(LEFT(p)) – nbElmnt(RIGHT(p)) &gt; 1 then</text:p>
      <text:p text:style-name="P13"><text:tab/>→ false</text:p>
      <text:p text:style-name="P13"/>
      <text:p text:style-name="P13">→ <text:s/>isBalanced(LEFT(p)) AND isBalanced(RIGHT(p))</text:p>
      <text:p text:style-name="P13"/>
      <text:p text:style-name="P13">A(B(C)(D))(E) ‘<text:span text:style-name="T4">\0’</text:span></text:p>
      <text:p text:style-name="P13"/>
      <text:p text:style-name="P16">A(B()())(C()())</text:p>
      <text:p text:style-name="P13"/>
      <text:p text:style-name="P16">(A()</text:p>
      <text:p text:style-name="P13"/>
      <text:p text:style-name="P14">function min(p: BinTree) → boolean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1:40:16.867238967</meta:creation-date>
    <dc:date>2025-06-20T20:34:51.618671142</dc:date>
    <meta:editing-duration>PT2H3M4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6" meta:paragraph-count="138" meta:word-count="487" meta:character-count="3231" meta:non-whitespace-character-count="2608"/>
  </office:meta>
</office:document-meta>
</file>